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321cm" fo:min-width="3.253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.743cm" fo:min-width="4.365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81d41a" draw:textarea-horizontal-align="justify" draw:textarea-vertical-align="middle" draw:auto-grow-height="false" fo:min-height="0.805cm" fo:min-width="1.851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81d41a" draw:textarea-horizontal-align="justify" draw:textarea-vertical-align="middle" draw:auto-grow-height="false" fo:min-height="1.313cm" fo:min-width="3.265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477cm" fo:min-width="0.243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.924cm" fo:min-width="3.253cm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196cm" fo:min-width="3.253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objectwithoutfill">
      <style:graphic-properties draw:stroke="solid"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draw:stroke="solid"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draw:stroke="solid"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draw:stroke="solid"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draw:stroke="solid"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508cm" fo:min-width="3.746cm" fo:padding-top="0.142cm" fo:padding-bottom="0.142cm" fo:padding-left="0.267cm" fo:padding-right="0.267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draw:stroke="solid"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draw:stroke="solid"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1.682cm" fo:min-width="3.78cm" fo:padding-top="0.142cm" fo:padding-bottom="0.142cm" fo:padding-left="0.267cm" fo:padding-right="0.267cm" loext:decorative="false"/>
      <style:paragraph-properties style:writing-mode="lr-tb"/>
    </style:style>
    <style:style style:name="gr20" style:family="graphic" style:parent-style-name="objectwithoutfill">
      <style:graphic-properties draw:stroke="solid" svg:stroke-width="0.035cm" svg:stroke-color="#000000" draw:marker-start-width="0.252cm" draw:marker-end="Arrowheads_20_17" draw:marker-end-width="0.3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1.621cm" fo:min-width="6.451cm" fo:padding-top="0.142cm" fo:padding-bottom="0.142cm" fo:padding-left="0.267cm" fo:padding-right="0.267cm" loext:decorative="false"/>
      <style:paragraph-properties style:writing-mode="lr-tb"/>
    </style:style>
    <style:style style:name="gr22" style:family="graphic" style:parent-style-name="objectwithoutfill">
      <style:graphic-properties draw:stroke="solid" svg:stroke-width="0.035cm" svg:stroke-color="#000000" draw:marker-start-width="0.252cm" draw:marker-end="Arrowheads_20_18" draw:marker-end-width="0.3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objectwithoutfill">
      <style:graphic-properties draw:stroke="solid" svg:stroke-width="0.035cm" svg:stroke-color="#000000" draw:marker-start-width="0.252cm" draw:marker-end="Arrowheads_20_19" draw:marker-end-width="0.3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draw:stroke="solid" svg:stroke-width="0.035cm" svg:stroke-color="#000000" draw:marker-start-width="0.252cm" draw:marker-end="Arrowheads_20_20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draw:stroke="solid"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-color="#ff8000" draw:textarea-horizontal-align="justify" draw:textarea-vertical-align="middle" draw:auto-grow-height="false" fo:min-height="0.743cm" fo:min-width="4.365cm" fo:padding-top="0.142cm" fo:padding-bottom="0.142cm" fo:padding-left="0.267cm" fo:padding-right="0.267cm" loext:decorative="false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draw:stroke="solid" svg:stroke-width="0.035cm" svg:stroke-color="#000000" draw:marker-start-width="0.252cm" draw:marker-end="Arrowheads_20_23" draw:marker-end-width="0.352cm" draw:fill="none" draw:textarea-vertical-align="middle" fo:padding-top="0.142cm" fo:padding-bottom="0.142cm" fo:padding-left="0.267cm" fo:padding-right="0.267cm" loext:decorative="false"/>
    </style:style>
    <style:style style:name="gr29" style:family="graphic" style:parent-style-name="objectwithoutfill">
      <style:graphic-properties draw:stroke="solid" svg:stroke-width="0.035cm" svg:stroke-color="#000000" draw:marker-start-width="0.252cm" draw:marker-end="Arrowheads_20_24" draw:marker-end-width="0.352cm" draw:fill="none" draw:textarea-vertical-align="middle" fo:padding-top="0.142cm" fo:padding-bottom="0.142cm" fo:padding-left="0.267cm" fo:padding-right="0.267cm" loext:decorative="false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-color="#eeeeee" draw:textarea-horizontal-align="justify" draw:textarea-vertical-align="middle" draw:auto-grow-height="false" fo:min-height="0.425cm" fo:min-width="0.191cm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83cm" fo:min-width="0cm" loext:decorative="false"/>
    </style:style>
    <style:style style:name="gr33" style:family="graphic" style:parent-style-name="standard">
      <style:graphic-properties draw:stroke="dash" draw:stroke-dash="Long_20_Dot" svg:stroke-width="0.035cm" svg:stroke-color="#000000" draw:marker-start-width="0.252cm" draw:marker-end-width="0.252cm" svg:stroke-linecap="butt" draw:fill="solid" draw:fill-color="#eeeeee" draw:textarea-horizontal-align="left" draw:auto-grow-height="true" draw:auto-grow-width="true" fo:min-height="0cm" fo:min-width="0cm" fo:padding-top="0.142cm" fo:padding-bottom="0.142cm" fo:padding-left="0.267cm" fo:padding-right="0.267cm" loext:decorative="false"/>
      <style:paragraph-properties style:writing-mode="lr-tb"/>
    </style:style>
    <style:style style:name="gr34" style:family="graphic" style:parent-style-name="standard">
      <style:graphic-properties draw:stroke="dash" draw:stroke-dash="Long_20_Dot" svg:stroke-width="0.035cm" svg:stroke-color="#000000" draw:marker-start-width="0.252cm" draw:marker-end-width="0.252cm" svg:stroke-linecap="butt" draw:fill="solid" draw:fill-color="#eeeeee" draw:textarea-horizontal-align="left" draw:auto-grow-height="true" draw:auto-grow-width="false" fo:min-height="0.399cm" fo:min-width="0cm" fo:padding-top="0.142cm" fo:padding-bottom="0.142cm" fo:padding-left="0.267cm" fo:padding-right="0.267cm" loext:decorative="false"/>
      <style:paragraph-properties style:writing-mode="lr-tb"/>
    </style:style>
    <style:style style:name="gr35" style:family="graphic" style:parent-style-name="standard">
      <style:graphic-properties draw:stroke="dash" draw:stroke-dash="Long_20_Dot" svg:stroke-width="0.035cm" svg:stroke-color="#000000" draw:marker-start-width="0.252cm" draw:marker-end-width="0.252cm" svg:stroke-linecap="butt" draw:fill="solid" draw:fill-color="#eeeeee" draw:textarea-horizontal-align="left" draw:auto-grow-height="true" draw:auto-grow-width="false" fo:min-height="0.384cm" fo:min-width="0cm" fo:padding-top="0.142cm" fo:padding-bottom="0.142cm" fo:padding-left="0.267cm" fo:padding-right="0.267cm" loext:decorative="false"/>
      <style:paragraph-properties style:writing-mode="lr-tb"/>
    </style:style>
    <style:style style:name="gr36" style:family="graphic" style:parent-style-name="standard">
      <style:graphic-properties draw:stroke="dash" draw:stroke-dash="Long_20_Dot" svg:stroke-width="0.035cm" svg:stroke-color="#000000" draw:marker-start-width="0.252cm" draw:marker-end-width="0.252cm" svg:stroke-linecap="butt" draw:fill="solid" draw:fill-color="#eeeeee" draw:textarea-horizontal-align="left" draw:auto-grow-height="true" draw:auto-grow-width="false" fo:min-height="0.35cm" fo:min-width="0cm" fo:padding-top="0.142cm" fo:padding-bottom="0.142cm" fo:padding-left="0.267cm" fo:padding-right="0.267cm" loext:decorative="false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1.682cm" fo:min-width="3.952cm" fo:padding-top="0.142cm" fo:padding-bottom="0.142cm" fo:padding-left="0.267cm" fo:padding-right="0.267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.65cm" fo:min-width="3.697cm" fo:padding-top="0.142cm" fo:padding-bottom="0.142cm" fo:padding-left="0.267cm" fo:padding-right="0.267cm" loext:decorative="false"/>
      <style:paragraph-properties style:writing-mode="lr-tb"/>
    </style:style>
    <style:style style:name="gr39" style:family="graphic" style:parent-style-name="objectwithoutfill">
      <style:graphic-properties draw:stroke="solid" svg:stroke-width="0.035cm" svg:stroke-color="#000000" draw:marker-start-width="0.252cm" draw:marker-end="Arrowheads_20_26" draw:marker-end-width="0.3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objectwithoutfill">
      <style:graphic-properties draw:stroke="solid" svg:stroke-width="0.035cm" svg:stroke-color="#000000" draw:marker-start-width="0.252cm" draw:marker-end="Arrowheads_20_27" draw:marker-end-width="0.352cm" draw:fill="none" draw:textarea-vertical-align="middle" fo:padding-top="0.142cm" fo:padding-bottom="0.142cm" fo:padding-left="0.267cm" fo:padding-right="0.267cm" loext:decorative="false"/>
    </style:style>
    <style:style style:name="gr41" style:family="graphic" style:parent-style-name="objectwithoutfill">
      <style:graphic-properties svg:stroke-width="0.035cm" svg:stroke-color="#000000" draw:marker-start-width="0.252cm" draw:marker-end="Arrowheads_20_28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9.3999996185303pt"/>
    </style:style>
    <style:style style:name="P2" style:family="paragraph">
      <loext:graphic-properties draw:fill-color="#dddddd"/>
      <style:paragraph-properties fo:text-align="center"/>
      <style:text-properties fo:font-size="19.3999996185303pt"/>
    </style:style>
    <style:style style:name="P3" style:family="paragraph">
      <loext:graphic-properties draw:fill-color="#81d41a"/>
      <style:paragraph-properties fo:text-align="center"/>
      <style:text-properties fo:font-size="19.399999618530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8000"/>
      <style:paragraph-properties fo:text-align="center"/>
      <style:text-properties fo:font-size="19.3999996185303pt"/>
    </style:style>
    <style:style style:name="P7" style:family="paragraph">
      <loext:graphic-properties draw:fill-color="#eeeeee"/>
      <style:paragraph-properties fo:text-align="center"/>
      <style:text-properties fo:font-weight="bold"/>
    </style:style>
    <style:style style:name="P8" style:family="paragraph">
      <loext:graphic-properties draw:fill="solid" draw:fill-color="#000000"/>
      <style:paragraph-properties fo:text-align="center"/>
      <style:text-properties fo:font-weight="bold"/>
    </style:style>
    <style:style style:name="P9" style:family="paragraph">
      <style:text-properties fo:color="#ff0000" loext:opacity="100%" fo:font-size="10pt" fo:font-weight="bold"/>
    </style:style>
    <style:style style:name="P10" style:family="paragraph">
      <loext:graphic-properties draw:fill="solid" draw:fill-color="#eeeeee"/>
      <style:text-properties fo:color="#ff0000" loext:opacity="100%" style:font-name="Liberation Mono" fo:font-size="10pt" fo:font-weight="bold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9.3999996185303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2" fo:font-size="19.3999996185303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33% 58%" style:font-name="Liberation Sans2" fo:font-size="19.3999996185303pt" style:font-name-asian="Liberation Sans2" style:font-name-complex="Liberation Sans2"/>
    </style:style>
    <style:style style:name="T5" style:family="text">
      <style:text-properties fo:font-size="19.3999996185303pt"/>
    </style:style>
    <style:style style:name="T6" style:family="text">
      <style:text-properties style:font-name="Liberation Mono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99cm" svg:height="2.273cm" svg:x="6.495cm" svg:y="3.954cm">
          <text:p text:style-name="P1">Extract dat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" draw:id="id4" draw:layer="layout" svg:width="4.899cm" svg:height="1.027cm" svg:x="3.078cm" svg:y="8.164cm">
          <text:p text:style-name="P1">Wave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.899cm" svg:height="1.027cm" svg:x="9.53cm" svg:y="8.164cm">
          <text:p text:style-name="P1">Basis 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7" draw:id="id7" draw:layer="layout" svg:width="2.385cm" svg:height="1.089cm" svg:x="0.159cm" svg:y="6.667cm">
          <text:p text:style-name="P1">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" draw:id="id1" draw:layer="layout" svg:width="3.799cm" svg:height="1.597cm" svg:x="0.232cm" svg:y="4.307cm">
          <text:p text:style-name="P1">QC output f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draw:type="lines" svg:x1="4.031cm" svg:y1="5.106cm" svg:x2="6.495cm" svg:y2="5.091cm" draw:start-shape="id1" draw:start-glue-point="7" draw:end-shape="id2" draw:end-glue-point="5" svg:d="M4031 5106h518l1427-15h519" svg:viewBox="0 0 2465 16">
          <text:p/>
        </draw:connector>
        <draw:custom-shape draw:style-name="gr6" draw:text-style-name="P5" xml:id="id3" draw:id="id3" draw:layer="layout" svg:width="1.049cm" svg:height="1.027cm" svg:x="8.091cm" svg:y="1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8.616cm" svg:y1="2.403cm" svg:x2="8.595cm" svg:y2="3.954cm" draw:start-shape="id3" draw:start-glue-point="8" draw:end-shape="id2" draw:end-glue-point="4" svg:d="M8616 2403v518l-21 514v519" svg:viewBox="0 0 22 1552">
          <text:p/>
        </draw:connector>
        <draw:custom-shape draw:style-name="gr8" draw:text-style-name="P1" xml:id="id10" draw:id="id10" draw:layer="layout" svg:width="4.199cm" svg:height="1.71cm" svg:x="6.52cm" svg:y="18.359cm">
          <text:p text:style-name="P1">Compute response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9" draw:text-style-name="P1" xml:id="id6" draw:id="id6" draw:layer="layout" svg:width="4.199cm" svg:height="2.098cm" svg:x="6.505cm" svg:y="12.475cm">
          <text:p text:style-name="P1">Select CSF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4" draw:layer="layout" svg:x1="8.595cm" svg:y1="6.227cm" svg:x2="5.528cm" svg:y2="8.164cm" draw:start-shape="id2" draw:start-glue-point="6" draw:end-shape="id4" draw:end-glue-point="4" svg:d="M8595 6227v968h-3067v969" svg:viewBox="0 0 3068 1938">
          <text:p/>
        </draw:connector>
        <draw:connector draw:style-name="gr11" draw:text-style-name="P4" draw:layer="layout" svg:x1="8.595cm" svg:y1="6.227cm" svg:x2="11.98cm" svg:y2="8.164cm" draw:start-shape="id2" draw:start-glue-point="6" draw:end-shape="id5" draw:end-glue-point="4" svg:d="M8595 6227v968h3385v969" svg:viewBox="0 0 3386 1938">
          <text:p/>
        </draw:connector>
        <draw:connector draw:style-name="gr12" draw:text-style-name="P4" draw:layer="layout" draw:line-skew="-0.281cm" svg:x1="5.528cm" svg:y1="9.191cm" svg:x2="8.605cm" svg:y2="12.475cm" draw:start-shape="id4" draw:start-glue-point="6" draw:end-shape="id6" draw:end-glue-point="4" svg:d="M5528 9191v1361h3077v1923" svg:viewBox="0 0 3078 3285">
          <text:p/>
        </draw:connector>
        <draw:connector draw:style-name="gr13" draw:text-style-name="P4" draw:layer="layout" svg:x1="1.352cm" svg:y1="7.756cm" svg:x2="6.505cm" svg:y2="13.524cm" draw:start-shape="id7" draw:start-glue-point="6" draw:end-shape="id6" draw:end-glue-point="5" svg:d="M1352 7756v5768h5153" svg:viewBox="0 0 5154 5769">
          <text:p/>
        </draw:connector>
        <draw:custom-shape draw:style-name="gr2" draw:text-style-name="P2" xml:id="id8" draw:id="id8" draw:layer="layout" svg:width="4.899cm" svg:height="1.027cm" svg:x="6.162cm" svg:y="16.012cm">
          <text:p text:style-name="P1">Contex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4" draw:text-style-name="P4" draw:layer="layout" svg:x1="8.605cm" svg:y1="14.573cm" svg:x2="8.612cm" svg:y2="16.012cm" draw:start-shape="id6" draw:start-glue-point="6" draw:end-shape="id8" draw:end-glue-point="4" svg:d="M8605 14573v720h7v719" svg:viewBox="0 0 8 1440">
          <text:p/>
        </draw:connector>
        <draw:custom-shape draw:style-name="gr15" draw:text-style-name="P1" xml:id="id9" draw:id="id9" draw:layer="layout" svg:width="4.744cm" svg:height="2.54cm" svg:x="15.676cm" svg:y="11.53cm">
          <text:p text:style-name="P1">Compute expectation values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6" draw:text-style-name="P4" draw:layer="layout" svg:x1="14.429cm" svg:y1="8.678cm" svg:x2="18.048cm" svg:y2="11.53cm" draw:start-shape="id5" draw:start-glue-point="7" draw:end-shape="id9" draw:end-glue-point="4" svg:d="M14429 8678h3619v2852" svg:viewBox="0 0 3620 2853">
          <text:p/>
        </draw:connector>
        <draw:connector draw:style-name="gr17" draw:text-style-name="P4" draw:layer="layout" draw:line-skew="-0.266cm" svg:x1="11.98cm" svg:y1="9.191cm" svg:x2="8.605cm" svg:y2="12.475cm" draw:start-shape="id5" draw:start-glue-point="6" draw:end-shape="id6" draw:end-glue-point="4" svg:d="M11980 9191v1376h-3375v1908" svg:viewBox="0 0 3376 3285">
          <text:p/>
        </draw:connector>
        <draw:connector draw:style-name="gr18" draw:text-style-name="P4" draw:layer="layout" svg:x1="1.352cm" svg:y1="7.756cm" svg:x2="6.52cm" svg:y2="19.214cm" draw:start-shape="id7" draw:start-glue-point="6" draw:end-shape="id10" draw:end-glue-point="5" svg:d="M1352 7756v11458h5168" svg:viewBox="0 0 5169 11459">
          <text:p/>
        </draw:connector>
        <draw:custom-shape draw:style-name="gr19" draw:text-style-name="P2" xml:id="id11" draw:id="id11" draw:layer="layout" svg:width="4.314cm" svg:height="1.966cm" svg:x="15.882cm" svg:y="20.472cm">
          <text:p text:style-name="P1">E.V. matrix</text:p>
          <text:p text:style-name="P1">in MO basi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4" draw:layer="layout" svg:x1="15.882cm" svg:y1="21.455cm" svg:x2="10.719cm" svg:y2="19.214cm" draw:start-shape="id11" draw:start-glue-point="5" draw:end-shape="id10" draw:end-glue-point="7" svg:d="M15882 21455h-2581v-2241h-2582" svg:viewBox="0 0 5164 2242">
          <text:p/>
        </draw:connector>
        <draw:custom-shape draw:style-name="gr21" draw:text-style-name="P2" xml:id="id12" draw:id="id12" draw:layer="layout" svg:width="6.985cm" svg:height="1.905cm" svg:x="5.12cm" svg:y="21.559cm">
          <text:p text:style-name="P1"><text:span text:style-name="T1">Response vectors (X</text:span><text:span text:style-name="T2">ω</text:span><text:span text:style-name="T3">, Y</text:span><text:span text:style-name="T4">ω</text:span><text:span text:style-name="T5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8.62cm" svg:y1="20.069cm" svg:x2="8.613cm" svg:y2="21.559cm" draw:start-shape="id10" draw:start-glue-point="6" draw:end-shape="id12" draw:end-glue-point="4" svg:d="M8620 20069v745h-7v745" svg:viewBox="0 0 8 1491">
          <text:p/>
        </draw:connector>
        <draw:custom-shape draw:style-name="gr8" draw:text-style-name="P1" xml:id="id13" draw:id="id13" draw:layer="layout" svg:width="4.199cm" svg:height="1.71cm" svg:x="6.515cm" svg:y="24.737cm">
          <text:p text:style-name="P1">Compute properties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23" draw:text-style-name="P4" draw:layer="layout" svg:x1="8.613cm" svg:y1="23.464cm" svg:x2="8.615cm" svg:y2="24.737cm" draw:start-shape="id12" draw:start-glue-point="6" draw:end-shape="id13" draw:end-glue-point="4" svg:d="M8613 23464v637h2v636" svg:viewBox="0 0 3 1274">
          <text:p/>
        </draw:connector>
        <draw:connector draw:style-name="gr24" draw:text-style-name="P4" draw:layer="layout" svg:x1="8.612cm" svg:y1="17.039cm" svg:x2="8.62cm" svg:y2="18.359cm" draw:start-shape="id8" draw:start-glue-point="6" draw:end-shape="id10" draw:end-glue-point="4" svg:d="M8612 17039v660h8v660" svg:viewBox="0 0 9 1321">
          <text:p/>
        </draw:connector>
        <draw:connector draw:style-name="gr25" draw:text-style-name="P4" draw:layer="layout" svg:x1="18.039cm" svg:y1="22.438cm" svg:x2="10.714cm" svg:y2="25.592cm" draw:start-shape="id11" draw:start-glue-point="6" draw:end-shape="id13" draw:end-glue-point="7" svg:d="M18039 22438v3154h-7325" svg:viewBox="0 0 7326 3155">
          <text:p/>
        </draw:connector>
        <draw:custom-shape draw:style-name="gr26" draw:text-style-name="P6" xml:id="id15" draw:id="id15" draw:layer="layout" svg:width="4.899cm" svg:height="1.027cm" svg:x="3.03cm" svg:y="28.035cm">
          <text:p text:style-name="P1">Outp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1.352cm" svg:y1="7.756cm" svg:x2="6.515cm" svg:y2="25.592cm" draw:start-shape="id7" draw:start-glue-point="6" draw:end-shape="id13" draw:end-glue-point="5" svg:d="M1352 7756v17836h5163" svg:viewBox="0 0 5164 17837">
          <text:p/>
        </draw:connector>
        <draw:connector draw:style-name="gr28" draw:text-style-name="P4" draw:layer="layout" svg:x1="8.615cm" svg:y1="26.447cm" svg:x2="11.19cm" svg:y2="28.037cm" draw:start-shape="id13" draw:start-glue-point="6" draw:end-shape="id14" draw:end-glue-point="4" svg:d="M8615 26447v791h2575v799" svg:viewBox="0 0 2576 1591">
          <text:p/>
        </draw:connector>
        <draw:connector draw:style-name="gr29" draw:text-style-name="P4" draw:layer="layout" svg:x1="8.615cm" svg:y1="26.447cm" svg:x2="5.48cm" svg:y2="28.035cm" draw:start-shape="id13" draw:start-glue-point="6" draw:end-shape="id15" draw:end-glue-point="4" svg:d="M8615 26447v794h-3135v794" svg:viewBox="0 0 3136 1589">
          <text:p/>
        </draw:connector>
        <draw:g draw:style-name="gr30">
          <draw:custom-shape draw:style-name="gr31" draw:text-style-name="P7" xml:id="id14" draw:id="id14" draw:layer="layout" svg:width="1.049cm" svg:height="1.027cm" svg:x="10.665cm" svg:y="28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8" draw:layer="layout" svg:width="0.477cm" svg:height="0.469cm" svg:x="10.951cm" svg:y="28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10" draw:layer="layout" svg:width="4.134cm" svg:height="0.683cm" svg:x="3.52cm" svg:y="2.964cm">
          <draw:text-box>
            <text:p text:style-name="P9"><text:span text:style-name="T6">stdl_*_extract();</text:span></text:p>
          </draw:text-box>
        </draw:frame>
        <draw:frame draw:style-name="gr33" draw:text-style-name="P10" draw:layer="layout" svg:width="6.674cm" svg:height="1.081cm" svg:x="1.556cm" svg:y="11.205cm">
          <draw:text-box>
            <text:p text:style-name="P9"><text:span text:style-name="T6">stdl_conte</text:span><text:span text:style-name="T6">xt_new();</text:span></text:p>
            <text:p text:style-name="P9"><text:span text:style-name="T6">stdl_conte</text:span><text:span text:style-name="T6">xt_select_</text:span><text:span text:style-name="T6">csfs_*();</text:span></text:p>
          </draw:text-box>
        </draw:frame>
        <draw:frame draw:style-name="gr34" draw:text-style-name="P10" draw:layer="layout" svg:width="4.407cm" svg:height="0.683cm" svg:x="3.491cm" svg:y="17.496cm">
          <draw:text-box>
            <text:p text:style-name="P9"><text:span text:style-name="T6">stdl_response_*();</text:span></text:p>
          </draw:text-box>
        </draw:frame>
        <draw:frame draw:style-name="gr35" draw:text-style-name="P10" draw:layer="layout" svg:width="5.543cm" svg:height="0.683cm" svg:x="12.276cm" svg:y="10.627cm">
          <draw:text-box>
            <text:p text:style-name="P9"><text:span text:style-name="T6">s</text:span><text:span text:style-name="T6">t</text:span><text:span text:style-name="T6">d</text:span><text:span text:style-name="T6">l</text:span><text:span text:style-name="T6">_</text:span><text:span text:style-name="T6">b</text:span><text:span text:style-name="T6">a</text:span><text:span text:style-name="T6">s</text:span><text:span text:style-name="T6">i</text:span><text:span text:style-name="T6">s</text:span><text:span text:style-name="T6">_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_</text:span><text:span text:style-name="T6">*</text:span><text:span text:style-name="T6">(</text:span><text:span text:style-name="T6">)</text:span><text:span text:style-name="T6">;</text:span></text:p>
          </draw:text-box>
        </draw:frame>
        <draw:frame draw:style-name="gr36" draw:text-style-name="P10" draw:layer="layout" svg:width="4.527cm" svg:height="0.683cm" svg:x="3.322cm" svg:y="23.927cm">
          <draw:text-box>
            <text:p text:style-name="P9"><text:span text:style-name="T6">stdl_property_*();</text:span></text:p>
          </draw:text-box>
        </draw:frame>
        <draw:custom-shape draw:style-name="gr37" draw:text-style-name="P2" xml:id="id16" draw:id="id16" draw:layer="layout" svg:width="4.486cm" svg:height="1.966cm" svg:x="15.803cm" svg:y="15.002cm">
          <text:p text:style-name="P1">E.V. matrix</text:p>
          <text:p text:style-name="P1">in AO ba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1" xml:id="id17" draw:id="id17" draw:layer="layout" svg:width="4.691cm" svg:height="1.322cm" svg:x="15.691cm" svg:y="18.158cm">
          <text:p text:style-name="P1">MO to A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9" draw:text-style-name="P4" draw:layer="layout" svg:x1="18.046cm" svg:y1="16.968cm" svg:x2="18.037cm" svg:y2="18.158cm" draw:start-shape="id16" draw:start-glue-point="6" draw:end-shape="id17" draw:end-glue-point="4" svg:d="M18046 16968v596h-9v594" svg:viewBox="0 0 10 1191">
          <text:p/>
        </draw:connector>
        <draw:connector draw:style-name="gr40" draw:text-style-name="P4" draw:layer="layout" svg:x1="18.037cm" svg:y1="19.48cm" svg:x2="18.039cm" svg:y2="20.472cm" draw:start-shape="id17" draw:start-glue-point="6" draw:end-shape="id11" draw:end-glue-point="4" svg:d="M18037 19480v497h2v495" svg:viewBox="0 0 3 993">
          <text:p/>
        </draw:connector>
        <draw:frame draw:style-name="gr34" draw:text-style-name="P10" draw:layer="layout" svg:width="7.543cm" svg:height="0.683cm" svg:x="10.232cm" svg:y="17.253cm">
          <draw:text-box>
            <text:p text:style-name="P9"><text:span text:style-name="T6">stdl_wavefunction_dsy_ao_to_mo();</text:span></text:p>
          </draw:text-box>
        </draw:frame>
        <draw:connector draw:style-name="gr41" draw:text-style-name="P4" draw:layer="layout" svg:x1="18.048cm" svg:y1="14.07cm" svg:x2="18.046cm" svg:y2="15.002cm" draw:start-shape="id9" draw:start-glue-point="6" draw:end-shape="id16" draw:end-glue-point="4" svg:d="M18048 14070v467h-2v465" svg:viewBox="0 0 3 93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6:07:32.542060492</meta:creation-date>
    <dc:date>2024-02-09T17:02:17.718996911</dc:date>
    <meta:editing-duration>PT54M43S</meta:editing-duration>
    <meta:editing-cycles>6</meta:editing-cycles>
    <meta:generator>LibreOffice/7.6.4.1$Linux_X86_64 LibreOffice_project/60$Build-1</meta:generator>
    <meta:document-statistic meta:object-count="46"/>
  </office:meta>
</office:document-meta>
</file>